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4bf2c" officeooo:paragraph-rsid="0024bf2c"/>
    </style:style>
    <style:style style:name="P2" style:family="paragraph" style:parent-style-name="Text_20_body">
      <style:text-properties fo:font-size="15pt" fo:font-weight="bold" officeooo:rsid="0024bf2c" officeooo:paragraph-rsid="0024bf2c" style:font-size-asian="15pt" style:font-weight-asian="bold" style:font-size-complex="15pt" style:font-weight-complex="bold"/>
    </style:style>
    <style:style style:name="P3" style:family="paragraph" style:parent-style-name="Text_20_body">
      <style:text-properties fo:font-size="12pt" fo:font-weight="normal" officeooo:rsid="0024bf2c" officeooo:paragraph-rsid="0024bf2c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5pt" fo:font-weight="bold" officeooo:rsid="0022f3b5" officeooo:paragraph-rsid="0022f3b5" style:font-size-asian="15pt" style:font-weight-asian="bold" style:font-size-complex="15pt" style:font-weight-complex="bold"/>
    </style:style>
    <style:style style:name="P5" style:family="paragraph" style:parent-style-name="Text_20_body">
      <style:text-properties officeooo:rsid="0022f3b5" officeooo:paragraph-rsid="0022f3b5"/>
    </style:style>
    <style:style style:name="P6" style:family="paragraph" style:parent-style-name="Text_20_body">
      <style:text-properties officeooo:rsid="0022f3b5" officeooo:paragraph-rsid="0024bf2c"/>
    </style:style>
    <style:style style:name="P7" style:family="paragraph" style:parent-style-name="Text_20_body">
      <style:text-properties officeooo:paragraph-rsid="0022f3b5"/>
    </style:style>
    <style:style style:name="P8" style:family="paragraph" style:parent-style-name="Text_20_body">
      <style:text-properties officeooo:rsid="0024bf2c" officeooo:paragraph-rsid="0024bf2c"/>
    </style:style>
    <style:style style:name="P9" style:family="paragraph" style:parent-style-name="Text_20_body">
      <style:text-properties officeooo:rsid="001d6009" officeooo:paragraph-rsid="0022f3b5"/>
    </style:style>
    <style:style style:name="T1" style:family="text">
      <style:text-properties officeooo:rsid="0021d18a"/>
    </style:style>
    <style:style style:name="T2" style:family="text">
      <style:text-properties officeooo:rsid="0022f3b5"/>
    </style:style>
    <style:style style:name="T3" style:family="text">
      <style:text-properties officeooo:rsid="0024bf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nctionality<text:tab/><text:tab/><text:tab/>Component / sensor</text:p>
      <text:p text:style-name="P6">Body and Chassis: <text:tab/><text:tab/><text:tab/>Acrylic structure and chassis is frame of car</text:p>
      <text:p text:style-name="P6">Wheels: <text:tab/><text:tab/><text:tab/><text:tab/>Dual shaft BO motor </text:p>
      <text:p text:style-name="P6">Electric Motor: <text:tab/><text:tab/><text:tab/>DC motos and Servo motor</text:p>
      <text:p text:style-name="P6">Battery: <text:tab/><text:tab/><text:tab/><text:tab/>A rechargeable battery for power supply and easy replacement</text:p>
      <text:p text:style-name="P6">Display:<text:tab/><text:tab/><text:tab/><text:tab/><text:span text:style-name="T3">D</text:span>ashboard to display speed, path and other information.</text:p>
      <text:p text:style-name="P6">Sensors: <text:tab/><text:tab/><text:tab/><text:tab/>Sensors like Ultrasonic sensor, LDR, L</text:p>
      <text:p text:style-name="P6">Microcontroller/Processor: <text:tab/><text:tab/>Brain of the car, controlling its functions.</text:p>
      <text:p text:style-name="P6">Connectivity: <text:tab/><text:tab/><text:tab/><text:tab/>Wifi, Wires and breadboards</text:p>
      <text:p text:style-name="P6">ADAS probable Features: <text:tab/><text:tab/>object detection, obstacle avoidance, programmable routes, <text:tab/><text:tab/><text:tab/><text:tab/><text:tab/>Lane changing, Auto light control, sound indication for <text:tab/><text:tab/><text:tab/><text:tab/><text:tab/><text:tab/>completed tasks.</text:p>
      <text:p text:style-name="P6">Future ADAS possibilities: <text:tab/><text:tab/>Face recognition, Voice control, Fingerprint, Lane Detection etc.</text:p>
      <text:p text:style-name="P5"/>
      <text:p text:style-name="P5"/>
      <text:p text:style-name="P4">ADAS feature list<text:tab/><text:tab/>Components to use</text:p>
      <text:p text:style-name="P9"><text:span text:style-name="T1">object detection<text:tab/><text:tab/><text:tab/></text:span><text:span text:style-name="T2">Camera, </text:span></text:p>
      <text:p text:style-name="P9">obstacle avoidance<text:tab/><text:tab/><text:tab/><text:span text:style-name="T2">Camera, Ultrasonic Sensor </text:span><text:span text:style-name="T3">and motor control</text:span></text:p>
      <text:p text:style-name="P9">programmable routes<text:tab/><text:tab/><text:tab/><text:span text:style-name="T2">Servo motor and BO Motors along with programming</text:span><text:tab/><text:tab/><text:tab/></text:p>
      <text:p text:style-name="P7"><text:span text:style-name="T1">Lane changing<text:tab/><text:tab/><text:tab/></text:span><text:span text:style-name="T2">Servo motor and BO Motors along with programming with <text:tab/><text:tab/><text:tab/><text:tab/><text:tab/>Camera module and Ultrasonic sensor</text:span></text:p>
      <text:p text:style-name="P9"><text:span text:style-name="T1">Auto light control<text:tab/><text:tab/><text:tab/></text:span><text:span text:style-name="T2">LDR sensor</text:span></text:p>
      <text:p text:style-name="P5">sound indication<text:tab/><text:tab/><text:tab/>Buzzer along with programming of Camera module and <text:tab/><text:tab/><text:tab/><text:tab/><text:tab/><text:tab/>ultrasonic sensor</text:p>
      <text:p text:style-name="P1">Visual indication<text:tab/><text:tab/><text:tab/>LED’s and CLCD as Dashboard</text:p>
      <text:p text:style-name="P1"/>
      <text:p text:style-name="P2">Future ADAS prospects</text:p>
      <text:p text:style-name="P3">Face recognition<text:tab/><text:tab/><text:tab/>Camera</text:p>
      <text:p text:style-name="P1">Voice recontrol<text:tab/><text:tab/><text:tab/>voice recognition module</text:p>
      <text:p text:style-name="P1">Finger print<text:tab/><text:tab/><text:tab/><text:tab/>finger print sensor</text:p>
      <text:p text:style-name="P1">Lane detection <text:tab/><text:tab/><text:tab/>Line tracking senso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1T17:55:39.734623122</meta:creation-date>
    <meta:editing-duration>PT1H19M56S</meta:editing-duration>
    <meta:editing-cycles>5</meta:editing-cycles>
    <meta:generator>LibreOffice/6.4.7.2$Linux_X86_64 LibreOffice_project/40$Build-2</meta:generator>
    <dc:date>2023-07-03T12:55:54.113042750</dc:date>
    <meta:document-statistic meta:table-count="0" meta:image-count="0" meta:object-count="0" meta:page-count="1" meta:paragraph-count="24" meta:word-count="184" meta:character-count="1388" meta:non-whitespace-character-count="1143"/>
  </office:meta>
</office:document-meta>
</file>